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officeooo:paragraph-rsid="000ca463"/>
    </style:style>
    <style:style style:name="P2" style:family="paragraph" style:parent-style-name="Table_20_Contents">
      <style:paragraph-properties fo:text-align="start" style:justify-single-word="false"/>
      <style:text-properties officeooo:rsid="000da930" officeooo:paragraph-rsid="000ca463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20a74" officeooo:paragraph-rsid="000ca463" style:font-weight-asian="normal" style:font-weight-complex="normal"/>
    </style:style>
    <style:style style:name="P4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0b70db" officeooo:paragraph-rsid="000b70db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0b70db" officeooo:paragraph-rsid="001a85f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6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0b70db" officeooo:paragraph-rsid="001d8b4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7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287756" officeooo:paragraph-rsid="002637ca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8" style:family="paragraph" style:parent-style-name="Standard">
      <style:text-properties fo:font-size="18pt" fo:language="zxx" fo:country="none" style:text-underline-style="solid" style:text-underline-width="auto" style:text-underline-color="font-color" fo:font-weight="bold" officeooo:rsid="00287756" officeooo:paragraph-rsid="002daec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9" style:family="paragraph" style:parent-style-name="Standard">
      <style:text-properties fo:language="zxx" fo:country="none" officeooo:rsid="000a68e1" officeooo:paragraph-rsid="000a68e1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officeooo:paragraph-rsid="000b70db" style:language-asian="zxx" style:country-asian="none" style:language-complex="zxx" style:country-complex="none"/>
    </style:style>
    <style:style style:name="P11" style:family="paragraph" style:parent-style-name="Standard">
      <style:text-properties fo:language="zxx" fo:country="none" officeooo:paragraph-rsid="000a68e1" style:language-asian="zxx" style:country-asian="none" style:language-complex="zxx" style:country-complex="none"/>
    </style:style>
    <style:style style:name="P12" style:family="paragraph" style:parent-style-name="Standard">
      <style:text-properties fo:language="zxx" fo:country="none" officeooo:rsid="000b70db" officeooo:paragraph-rsid="000b70db" style:language-asian="zxx" style:country-asian="none" style:language-complex="zxx" style:country-complex="none"/>
    </style:style>
    <style:style style:name="P13" style:family="paragraph" style:parent-style-name="Standard">
      <style:text-properties fo:language="zxx" fo:country="none" officeooo:rsid="000aade3" officeooo:paragraph-rsid="000b70db" style:language-asian="zxx" style:country-asian="none" style:language-complex="zxx" style:country-complex="none"/>
    </style:style>
    <style:style style:name="P14" style:family="paragraph" style:parent-style-name="Standard">
      <style:text-properties fo:language="zxx" fo:country="none" officeooo:rsid="000aade3" officeooo:paragraph-rsid="000ca463" style:language-asian="zxx" style:country-asian="none" style:language-complex="zxx" style:country-complex="none"/>
    </style:style>
    <style:style style:name="P15" style:family="paragraph" style:parent-style-name="Standard">
      <style:paragraph-properties fo:text-align="start" style:justify-single-word="false"/>
      <style:text-properties fo:language="zxx" fo:country="none" officeooo:rsid="000fe457" officeooo:paragraph-rsid="000ca463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fo:language="zxx" fo:country="none" officeooo:rsid="001572e2" officeooo:paragraph-rsid="000ca463" style:language-asian="zxx" style:country-asian="none" style:language-complex="zxx" style:country-complex="none"/>
    </style:style>
    <style:style style:name="P17" style:family="paragraph" style:parent-style-name="Standard">
      <style:text-properties fo:language="zxx" fo:country="none" officeooo:rsid="0014fc4a" officeooo:paragraph-rsid="0014fc4a" style:language-asian="zxx" style:country-asian="none" style:language-complex="zxx" style:country-complex="none"/>
    </style:style>
    <style:style style:name="P18" style:family="paragraph" style:parent-style-name="Standard">
      <style:text-properties fo:language="zxx" fo:country="none" officeooo:rsid="000cd4a6" officeooo:paragraph-rsid="0014fc4a" style:language-asian="zxx" style:country-asian="none" style:language-complex="zxx" style:country-complex="none"/>
    </style:style>
    <style:style style:name="P19" style:family="paragraph" style:parent-style-name="Standard">
      <style:text-properties fo:language="zxx" fo:country="none" style:text-underline-style="solid" style:text-underline-width="auto" style:text-underline-color="font-color" officeooo:rsid="000b70db" officeooo:paragraph-rsid="000ca463" style:language-asian="zxx" style:country-asian="none" style:language-complex="zxx" style:country-complex="none"/>
    </style:style>
    <style:style style:name="P20" style:family="paragraph" style:parent-style-name="Standard">
      <style:text-properties fo:language="zxx" fo:country="none" style:text-underline-style="solid" style:text-underline-width="auto" style:text-underline-color="font-color" officeooo:rsid="000b70db" officeooo:paragraph-rsid="000b70db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officeooo:rsid="000dce42" officeooo:paragraph-rsid="000ca463"/>
    </style:style>
    <style:style style:name="P22" style:family="paragraph" style:parent-style-name="Standard">
      <style:paragraph-properties fo:text-align="start" style:justify-single-word="false"/>
      <style:text-properties officeooo:rsid="000fe457" officeooo:paragraph-rsid="000ca463"/>
    </style:style>
    <style:style style:name="P23" style:family="paragraph" style:parent-style-name="Standard">
      <style:paragraph-properties fo:text-align="start" style:justify-single-word="false"/>
      <style:text-properties officeooo:paragraph-rsid="000ca463"/>
    </style:style>
    <style:style style:name="P24" style:family="paragraph" style:parent-style-name="Standard">
      <style:text-properties fo:font-size="12pt" fo:language="zxx" fo:country="none" style:text-underline-style="solid" style:text-underline-width="auto" style:text-underline-color="font-color" fo:font-weight="normal" officeooo:rsid="000aade3" officeooo:paragraph-rsid="001a85f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5" style:family="paragraph" style:parent-style-name="Standard">
      <style:text-properties fo:font-size="12pt" fo:language="zxx" fo:country="none" style:text-underline-style="solid" style:text-underline-width="auto" style:text-underline-color="font-color" fo:font-weight="normal" officeooo:rsid="000aade3" officeooo:paragraph-rsid="001d8b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6" style:family="paragraph" style:parent-style-name="Standard">
      <style:text-properties fo:font-size="12pt" fo:language="zxx" fo:country="none" style:text-underline-style="solid" style:text-underline-width="auto" style:text-underline-color="font-color" fo:font-weight="normal" officeooo:rsid="000aade3" officeooo:paragraph-rsid="002637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7" style:family="paragraph" style:parent-style-name="Standard">
      <style:text-properties fo:font-size="12pt" fo:language="zxx" fo:country="none" style:text-underline-style="solid" style:text-underline-width="auto" style:text-underline-color="font-color" fo:font-weight="normal" officeooo:rsid="000aade3" officeooo:paragraph-rsid="002daec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8" style:family="paragraph" style:parent-style-name="Standard">
      <style:text-properties fo:font-size="12pt" fo:language="zxx" fo:country="none" style:text-underline-style="none" fo:font-weight="normal" officeooo:rsid="001a85fd" officeooo:paragraph-rsid="001a85f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29" style:family="paragraph" style:parent-style-name="Standard">
      <style:text-properties fo:font-size="12pt" fo:language="zxx" fo:country="none" style:text-underline-style="none" fo:font-weight="normal" officeooo:rsid="001a85fd" officeooo:paragraph-rsid="002637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0" style:family="paragraph" style:parent-style-name="Standard">
      <style:text-properties fo:font-size="12pt" fo:language="zxx" fo:country="none" style:text-underline-style="none" fo:font-weight="normal" officeooo:rsid="001a85fd" officeooo:paragraph-rsid="002daec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1" style:family="paragraph" style:parent-style-name="Standard">
      <style:text-properties fo:font-size="12pt" fo:language="zxx" fo:country="none" style:text-underline-style="none" fo:font-weight="normal" officeooo:rsid="000b70db" officeooo:paragraph-rsid="001d8b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2" style:family="paragraph" style:parent-style-name="Standard">
      <style:text-properties fo:font-size="12pt" fo:language="zxx" fo:country="none" style:text-underline-style="none" fo:font-weight="normal" officeooo:rsid="000b70db" officeooo:paragraph-rsid="002637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3" style:family="paragraph" style:parent-style-name="Standard">
      <style:text-properties fo:font-size="12pt" fo:language="zxx" fo:country="none" style:text-underline-style="none" fo:font-weight="normal" officeooo:rsid="000b70db" officeooo:paragraph-rsid="002daecd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4" style:family="paragraph" style:parent-style-name="Standard">
      <style:text-properties fo:font-size="12pt" fo:language="zxx" fo:country="none" style:text-underline-style="none" fo:font-weight="normal" officeooo:rsid="002117c2" officeooo:paragraph-rsid="001d8b4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5" style:family="paragraph" style:parent-style-name="Standard">
      <style:text-properties fo:font-size="12pt" fo:language="zxx" fo:country="none" style:text-underline-style="none" fo:font-weight="normal" officeooo:rsid="002c58f7" officeooo:paragraph-rsid="002637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6" style:family="paragraph" style:parent-style-name="Standard">
      <style:text-properties fo:font-size="12pt" fo:language="zxx" fo:country="none" style:text-underline-style="none" fo:font-weight="normal" officeooo:rsid="00287756" officeooo:paragraph-rsid="002637c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37" style:family="paragraph" style:parent-style-name="Standard">
      <style:text-properties fo:font-size="12pt" fo:language="zxx" fo:country="none" style:text-underline-style="none" fo:font-weight="normal" officeooo:rsid="002e4d3a" officeooo:paragraph-rsid="002e4d3a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T1" style:family="text">
      <style:text-properties officeooo:rsid="000b70db"/>
    </style:style>
    <style:style style:name="T2" style:family="text">
      <style:text-properties style:text-underline-style="solid" style:text-underline-width="auto" style:text-underline-color="font-color" officeooo:rsid="000b70db"/>
    </style:style>
    <style:style style:name="T3" style:family="text">
      <style:text-properties officeooo:rsid="000ca4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1300d"/>
    </style:style>
    <style:style style:name="T6" style:family="text">
      <style:text-properties style:text-underline-style="none" fo:font-weight="normal" officeooo:rsid="00120a74" style:font-weight-asian="normal" style:font-weight-complex="normal"/>
    </style:style>
    <style:style style:name="T7" style:family="text">
      <style:text-properties style:text-underline-style="none" fo:font-weight="normal" officeooo:rsid="001487f8" style:font-weight-asian="normal" style:font-weight-complex="normal"/>
    </style:style>
    <style:style style:name="T8" style:family="text">
      <style:text-properties style:text-underline-style="none" officeooo:rsid="00153656"/>
    </style:style>
    <style:style style:name="T9" style:family="text">
      <style:text-properties style:text-underline-style="none" officeooo:rsid="001a85fd"/>
    </style:style>
    <style:style style:name="T10" style:family="text">
      <style:text-properties style:text-underline-style="none" officeooo:rsid="000b70db"/>
    </style:style>
    <style:style style:name="T11" style:family="text">
      <style:text-properties style:text-underline-style="none" officeooo:rsid="001f5b03"/>
    </style:style>
    <style:style style:name="T12" style:family="text">
      <style:text-properties style:text-underline-style="none" officeooo:rsid="002117c2"/>
    </style:style>
    <style:style style:name="T13" style:family="text">
      <style:text-properties style:text-underline-style="none" officeooo:rsid="00218f5d"/>
    </style:style>
    <style:style style:name="T14" style:family="text">
      <style:text-properties style:text-underline-style="none" officeooo:rsid="0024c844"/>
    </style:style>
    <style:style style:name="T15" style:family="text">
      <style:text-properties style:text-underline-style="none" officeooo:rsid="002637ca"/>
    </style:style>
    <style:style style:name="T16" style:family="text">
      <style:text-properties style:text-underline-style="none" officeooo:rsid="00287756"/>
    </style:style>
    <style:style style:name="T17" style:family="text">
      <style:text-properties style:text-underline-style="none" officeooo:rsid="002a6ade"/>
    </style:style>
    <style:style style:name="T18" style:family="text">
      <style:text-properties style:text-underline-style="none" officeooo:rsid="002b1b01"/>
    </style:style>
    <style:style style:name="T19" style:family="text">
      <style:text-properties style:text-underline-style="none" officeooo:rsid="002c58f7"/>
    </style:style>
    <style:style style:name="T20" style:family="text">
      <style:text-properties style:text-underline-style="none" officeooo:rsid="002cbfb0"/>
    </style:style>
    <style:style style:name="T21" style:family="text">
      <style:text-properties style:text-underline-style="none" officeooo:rsid="002daecd"/>
    </style:style>
    <style:style style:name="T22" style:family="text">
      <style:text-properties style:text-underline-style="none" officeooo:rsid="002e4d3a"/>
    </style:style>
    <style:style style:name="T23" style:family="text">
      <style:text-properties style:text-underline-style="none" officeooo:rsid="00315353"/>
    </style:style>
    <style:style style:name="T24" style:family="text">
      <style:text-properties style:text-underline-style="none" officeooo:rsid="0031d367"/>
    </style:style>
    <style:style style:name="T25" style:family="text">
      <style:text-properties officeooo:rsid="000fe457"/>
    </style:style>
    <style:style style:name="T26" style:family="text">
      <style:text-properties officeooo:rsid="000cd4a6"/>
    </style:style>
    <style:style style:name="T27" style:family="text">
      <style:text-properties officeooo:rsid="000faa6e"/>
    </style:style>
    <style:style style:name="T28" style:family="text">
      <style:text-properties officeooo:rsid="0013161b"/>
    </style:style>
    <style:style style:name="T29" style:family="text">
      <style:text-properties officeooo:rsid="0017f10c"/>
    </style:style>
    <style:style style:name="T30" style:family="text">
      <style:text-properties officeooo:rsid="001a85fd"/>
    </style:style>
    <style:style style:name="T31" style:family="text">
      <style:text-properties officeooo:rsid="001d8b4c"/>
    </style:style>
    <style:style style:name="T32" style:family="text">
      <style:text-properties officeooo:rsid="0022ffb4"/>
    </style:style>
    <style:style style:name="T33" style:family="text">
      <style:text-properties officeooo:rsid="00245166"/>
    </style:style>
    <style:style style:name="T34" style:family="text">
      <style:text-properties officeooo:rsid="002637ca"/>
    </style:style>
    <style:style style:name="T35" style:family="text">
      <style:text-properties officeooo:rsid="002fba9a"/>
    </style:style>
    <style:style style:name="T36" style:family="text">
      <style:text-properties officeooo:rsid="00329d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Hét</text:p>
      <text:p text:style-name="P10"><text:span text:style-name="T2">1 .feladat </text:span>OO szemlélet</text:p>
      <text:p text:style-name="P13"><text:tab/>kész</text:p>
      <text:p text:style-name="P13"/>
      <text:p text:style-name="P10"><text:span text:style-name="T2">2.feladat</text:span><text:span text:style-name="T1"> </text:span>Homokózó</text:p>
      <text:p text:style-name="P11"><text:tab/>elkezdve:</text:p>
      <text:p text:style-name="P11"><text:tab/>LZW binfa -fut</text:p>
      <text:p text:style-name="P11"><text:tab/>Java Servletbe -még nincs</text:p>
      <text:p text:style-name="P11"/>
      <text:p text:style-name="P10"><text:span text:style-name="T2">3.feladat</text:span><text:span text:style-name="T1"> </text:span>„Gagyi”</text:p>
      <text:p text:style-name="P12"><text:tab/>kész</text:p>
      <text:p text:style-name="P12"/>
      <text:p text:style-name="P10"><text:span text:style-name="T2">4.feladat</text:span><text:span text:style-name="T1"> </text:span>Yoda</text:p>
      <text:p text:style-name="P12"><text:tab/>kész</text:p>
      <text:p text:style-name="P12"/>
      <text:p text:style-name="P10"><text:span text:style-name="T2">5.feladat</text:span><text:span text:style-name="T1"> </text:span>Kódolás from scratch</text:p>
      <text:p text:style-name="P11"/>
      <text:p text:style-name="P11"/>
      <text:p text:style-name="P4">2.Hét</text:p>
      <text:p text:style-name="P13"><text:span text:style-name="T2">1.feladat</text:span><text:span text:style-name="T1"> </text:span>Liskov helyettesítés sértése</text:p>
      <text:p text:style-name="P13"><text:tab/><text:span text:style-name="T3">kész (téglalap, négyzet)</text:span></text:p>
      <text:p text:style-name="P13"/>
      <text:p text:style-name="P13"><text:span text:style-name="T2">2.feladat</text:span><text:span text:style-name="T1"> </text:span>Szülő-gyerek</text:p>
      <text:p text:style-name="P13"><text:tab/><text:span text:style-name="T3">kész</text:span></text:p>
      <text:p text:style-name="P13"/>
      <text:p text:style-name="P13"><text:span text:style-name="T2">3.feladat</text:span><text:span text:style-name="T1"> </text:span>Anti OO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java</text:p>
          </table:table-cell>
          <table:table-cell table:style-name="Table1.A1" office:value-type="string">
            <text:p text:style-name="P2">c</text:p>
          </table:table-cell>
          <table:table-cell table:style-name="Table1.A1" office:value-type="string">
            <text:p text:style-name="P2">c#</text:p>
          </table:table-cell>
          <table:table-cell table:style-name="Table1.E1" office:value-type="string">
            <text:p text:style-name="P2">c++</text:p>
          </table:table-cell>
        </table:table-row>
        <table:table-row>
          <table:table-cell table:style-name="Table1.A2" office:value-type="string">
            <text:p text:style-name="P2">10^6</text:p>
          </table:table-cell>
          <table:table-cell table:style-name="Table1.A2" office:value-type="string">
            <text:p text:style-name="P2">0m1.767s</text:p>
          </table:table-cell>
          <table:table-cell table:style-name="Table1.A2" office:value-type="string">
            <text:p text:style-name="P2">0m1.867s</text:p>
          </table:table-cell>
          <table:table-cell table:style-name="Table1.A2" office:value-type="string">
            <text:p text:style-name="P2">0m1.774s</text:p>
          </table:table-cell>
          <table:table-cell table:style-name="Table1.E2" office:value-type="string">
            <text:p text:style-name="P1">0m1,921s</text:p>
          </table:table-cell>
        </table:table-row>
        <table:table-row>
          <table:table-cell table:style-name="Table1.A2" office:value-type="string">
            <text:p text:style-name="P2">10^7</text:p>
          </table:table-cell>
          <table:table-cell table:style-name="Table1.A2" office:value-type="string">
            <text:p text:style-name="P2">0m19.835s</text:p>
          </table:table-cell>
          <table:table-cell table:style-name="Table1.A2" office:value-type="string">
            <text:p text:style-name="P2">0m22.042s</text:p>
          </table:table-cell>
          <table:table-cell table:style-name="Table1.A2" office:value-type="string">
            <text:p text:style-name="P2">0m19.955s</text:p>
          </table:table-cell>
          <table:table-cell table:style-name="Table1.E2" office:value-type="string">
            <text:p text:style-name="P1">0m22,095s</text:p>
          </table:table-cell>
        </table:table-row>
        <table:table-row>
          <table:table-cell table:style-name="Table1.A2" office:value-type="string">
            <text:p text:style-name="P2">10^8</text:p>
          </table:table-cell>
          <table:table-cell table:style-name="Table1.A2" office:value-type="string">
            <text:p text:style-name="P2">35m50.354s</text:p>
          </table:table-cell>
          <table:table-cell table:style-name="Table1.A2" office:value-type="string">
            <text:p text:style-name="P2">4m10.891s</text:p>
          </table:table-cell>
          <table:table-cell table:style-name="Table1.A2" office:value-type="string">
            <text:p text:style-name="P2">3m52.438s</text:p>
          </table:table-cell>
          <table:table-cell table:style-name="Table1.E2" office:value-type="string">
            <text:p text:style-name="P1">4m13,746s</text:p>
          </table:table-cell>
        </table:table-row>
      </table:table>
      <text:p text:style-name="P19"/>
      <text:p text:style-name="P14"><text:span text:style-name="T2">4.feladat</text:span><text:span text:style-name="T1"> </text:span>Hello, Android!</text:p>
      <text:p text:style-name="P14"><text:tab/><text:span text:style-name="T5">még nincs kész, az android studio nem ismeri fel a projectet</text:span></text:p>
      <text:p text:style-name="P20"/>
      <text:p text:style-name="P13"><text:span text:style-name="T2">5.feladat</text:span><text:span text:style-name="T1"> </text:span>Ciklomatikus komplexitás</text:p>
      <text:p text:style-name="P21"><text:span text:style-name="T25">$ </text:span>pmccabe pi_bbp_bench.c </text:p>
      <text:p text:style-name="P21">5<text:tab/>5<text:tab/>15<text:tab/>20<text:tab/>29<text:tab/>pi_bbp_bench.c(21): n16modk</text:p>
      <text:p text:style-name="P21">2<text:tab/>2<text:tab/>7<text:tab/>54<text:tab/>17<text:tab/>pi_bbp_bench.c(55): d16Sj</text:p>
      <text:p text:style-name="P21">2<text:tab/>2<text:tab/>23<text:tab/>77<text:tab/>38<text:tab/>pi_bbp_bench.c(77): main</text:p>
      <text:p text:style-name="P22">|<text:tab/>|<text:tab/>|<text:tab/>|<text:tab/>|<text:tab/>|</text:p>
      <text:p text:style-name="P22">|<text:tab/>|<text:tab/>|<text:tab/>|<text:tab/>|<text:tab/>filename(definition line number):function</text:p>
      <text:p text:style-name="P22">|<text:tab/>|<text:tab/>|<text:tab/>|<text:tab/># lines in function</text:p>
      <text:p text:style-name="P22">|<text:tab/>|<text:tab/>|<text:tab/>First line of function</text:p>
      <text:p text:style-name="P22">|<text:tab/>|<text:tab/># Statements in function</text:p>
      <text:p text:style-name="P22">|<text:tab/>Traditional McCabe Cyclomatic Complexity</text:p>
      <text:p text:style-name="P15">Modified McCabe Cyclomatic Complexity</text:p>
      <text:p text:style-name="P15"/>
      <text:p text:style-name="P15"/>
      <text:p text:style-name="P4">3.Hét</text:p>
      <text:p text:style-name="P13"><text:soft-page-break/><text:span text:style-name="T2">1.feladat</text:span><text:span text:style-name="T1"> </text:span>Reverse engineering UML osztálydiagram</text:p>
      <text:p text:style-name="P13"><text:tab/><text:span text:style-name="T3">kész</text:span></text:p>
      <text:p text:style-name="P20"/>
      <text:p text:style-name="P13"><text:span text:style-name="T2">2.feladat</text:span><text:span text:style-name="T1"> </text:span>Forward engineering UML osztálydiagram</text:p>
      <text:p text:style-name="P14"><text:tab/><text:span text:style-name="T3">kész(java kód készítve uml alapján)</text:span></text:p>
      <text:p text:style-name="P20"/>
      <text:p text:style-name="P13"><text:span text:style-name="T2">3.feladat</text:span><text:span text:style-name="T1"> </text:span>Egy esettan</text:p>
      <text:p text:style-name="P14"><text:tab/><text:span text:style-name="T6">elkezdve, feladatok még nincsenek begépelve</text:span></text:p>
      <text:p text:style-name="P20"/>
      <text:p text:style-name="P13"><text:span text:style-name="T2">4.feladat</text:span><text:span text:style-name="T1"> </text:span>BPMN</text:p>
      <text:p text:style-name="P14"><text:tab/><text:span text:style-name="T6">kész</text:span></text:p>
      <text:p text:style-name="P20"/>
      <text:p text:style-name="P13"><text:span text:style-name="T2">5.feladat</text:span><text:span text:style-name="T1"> </text:span>BPEL Helló, Világ! - egy visszhang folyamat</text:p>
      <text:p text:style-name="P3"><text:span text:style-name="T8">a </text:span><text:span text:style-name="T4">szervert </text:span><text:span text:style-name="T8">még </text:span><text:span text:style-name="T4">nem sikerült még megcsinálni…</text:span></text:p>
      <text:p text:style-name="P23"><text:span text:style-name="T7"><text:tab/>ez alapján próbáltam: </text:span><text:a xlink:type="simple" xlink:href="http://www-inf.int-evry.fr/SIMBAD/courses/doku.php?id=teaching_assistant:bpel:installing_bpel_designer_and_apache_ode_on_eclipse" text:style-name="Internet_20_link" text:visited-style-name="Visited_20_Internet_20_Link">http://www-inf.int-evry.fr/SIMBAD/courses/doku.php?id=teaching_assistant:bpel:installing_bpel_designer_and_apache_ode_on_eclipse</text:a></text:p>
      <text:p text:style-name="P16">(tomcat)</text:p>
      <text:p text:style-name="P16"/>
      <text:p text:style-name="P16"/>
      <text:p text:style-name="P4">4.Hét</text:p>
      <text:p text:style-name="P13"><text:span text:style-name="T2">1.feladat</text:span><text:span text:style-name="T1"> </text:span>Encoding</text:p>
      <text:p text:style-name="P13"><text:tab/><text:span text:style-name="T3">kész</text:span></text:p>
      <text:p text:style-name="P17">Első próbálkozás:</text:p>
      <text:p text:style-name="P18">lefutott, nem dobott hibát mivel a weboldalról volt kimásolva a kód.</text:p>
      <text:p text:style-name="P17">Második próbálkozás: </text:p>
      <text:p text:style-name="P17">letöltöttem az eredeti fileokat de javac errort dobott (error: unmappable character for encoding UTF8)</text:p>
      <text:p text:style-name="P17">megpróbáltam máshogy is a fordítást(javac MandelbrotHalmazNagyító.java -encoding iso-8859-15)</text:p>
      <text:p text:style-name="P17">az előző hiba eltünt, viszont most a fileok neve nem egyezett meg már a class nevekkel. A megoldás hogy átnevezzük a fileokat (MandelbrotHalmazNagyбtв.java --&gt; MandelbrotHalmazNagyító.java) és az előző parancsal újra fordítjuk.</text:p>
      <text:p text:style-name="P17"/>
      <text:p text:style-name="P13"><text:span text:style-name="T2">2.feladat</text:span><text:span text:style-name="T1"> </text:span>OOCWC lexer</text:p>
      <text:p text:style-name="P13"><text:tab/><text:span text:style-name="T28">semmi</text:span></text:p>
      <text:p text:style-name="P13"><text:tab/>https://en.wikipedia.org/wiki/Lexical_analysis</text:p>
      <text:p text:style-name="P20"/>
      <text:p text:style-name="P13"><text:span text:style-name="T2">3.feladat</text:span><text:span text:style-name="T1"> </text:span>l334d1c4</text:p>
      <text:p text:style-name="P13"><text:tab/><text:span text:style-name="T29">félig kész</text:span></text:p>
      <text:p text:style-name="P13"><text:tab/><text:span text:style-name="T26">gyűrűk ura idézetet lefordította leeatspeach-re</text:span></text:p>
      <text:p text:style-name="P13"><text:tab/><text:span text:style-name="T29">az egész ábécé-t bale kellene írni</text:span></text:p>
      <text:p text:style-name="P20"/>
      <text:p text:style-name="P13"><text:span text:style-name="T2">4.feladat</text:span><text:span text:style-name="T1"> </text:span>Full screen</text:p>
      <text:p text:style-name="P13"><text:tab/><text:span text:style-name="T3">kész</text:span></text:p>
      <text:p text:style-name="P13"><text:tab/><text:span text:style-name="T26">egy piros kör körbe-körbe mozog a képernyőn</text:span></text:p>
      <text:p text:style-name="P20"/>
      <text:p text:style-name="P13"><text:span text:style-name="T2">5.feladat</text:span><text:span text:style-name="T1"> </text:span>Perceptron osztály</text:p>
      <text:p text:style-name="P9"><text:tab/><text:span text:style-name="T26">elkezdve</text:span></text:p>
      <text:p text:style-name="P9"><text:tab/><text:span text:style-name="T27">kell sajátot írni vagy a mandel progi elég?(prog 1 védés) esetleg annak az alapján csinálni egyet?</text:span></text:p>
      <text:p text:style-name="P5"><text:span text:style-name="T30">5</text:span>.Hét</text:p>
      <text:p text:style-name="P24"><text:span text:style-name="T1">1.feladat</text:span><text:span text:style-name="T10"> JDK osztályok</text:span></text:p>
      <text:p text:style-name="P24"><text:soft-page-break/><text:span text:style-name="T10"><text:tab/></text:span><text:span text:style-name="T9">elkezdve, pillanatnyilag nem csak az osztályokat listázza hanem ninden fileot</text:span></text:p>
      <text:p text:style-name="P28"/>
      <text:p text:style-name="P24"><text:span text:style-name="T30">2.feladat</text:span><text:span text:style-name="T9"> Másoló-mozgató szemantika</text:span></text:p>
      <text:p text:style-name="P28"><text:tab/>kész</text:p>
      <text:p text:style-name="P28"/>
      <text:p text:style-name="P24"><text:span text:style-name="T30">3.feladat</text:span><text:span text:style-name="T9"> Hibásan implementált RSA törése</text:span></text:p>
      <text:p text:style-name="P28"><text:tab/><text:span text:style-name="T33">először egy kódolt file kellene amit dekódolhatok</text:span></text:p>
      <text:p text:style-name="P28"><text:tab/><text:span text:style-name="T33">ppt-böl össze kellene rakni a hibás kódolót ahoz</text:span></text:p>
      <text:p text:style-name="P28"/>
      <text:p text:style-name="P24"><text:span text:style-name="T30">4.feladat</text:span><text:span text:style-name="T9"> Változó argumentumszámú ctor</text:span></text:p>
      <text:p text:style-name="P28"><text:tab/>elkezdve, <text:span text:style-name="T32">szerintem kész</text:span></text:p>
      <text:p text:style-name="P28"/>
      <text:p text:style-name="P24"><text:span text:style-name="T30">5.feladat</text:span><text:span text:style-name="T9"> Összefoglaló</text:span></text:p>
      <text:p text:style-name="P28"><text:tab/>majd ha kész lessz az egyik</text:p>
      <text:p text:style-name="P28"/>
      <text:p text:style-name="P6"><text:span text:style-name="T31">6</text:span>.Hét</text:p>
      <text:p text:style-name="P25"><text:span text:style-name="T1">1.feladat</text:span><text:span text:style-name="T10"> Gengszterek</text:span></text:p>
      <text:p text:style-name="P25"><text:span text:style-name="T10"><text:tab/></text:span><text:span text:style-name="T11">robocar felélesztésénél tartok, </text:span></text:p>
      <text:p text:style-name="P31"><text:tab/></text:p>
      <text:p text:style-name="P25"><text:span text:style-name="T31">2.feladat</text:span><text:span text:style-name="T10"> C++11 Custom Allocator</text:span></text:p>
      <text:p text:style-name="P25"><text:span text:style-name="T10"><text:tab/></text:span><text:span text:style-name="T11">a bugos megvan</text:span></text:p>
      <text:p text:style-name="P31"/>
      <text:p text:style-name="P25"><text:span text:style-name="T31">3.feladat</text:span><text:span text:style-name="T10"> STL map érték szerinti rendezése</text:span></text:p>
      <text:p text:style-name="P25"><text:span text:style-name="T10"><text:tab/></text:span><text:span text:style-name="T12">++</text:span></text:p>
      <text:p text:style-name="P31"/>
      <text:p text:style-name="P25"><text:span text:style-name="T31">4.feladat</text:span><text:span text:style-name="T10"> Alternatív Tabella rendezése</text:span></text:p>
      <text:p text:style-name="P25"><text:span text:style-name="T10"><text:tab/></text:span><text:span text:style-name="T12">lefutott, még nem néztem át</text:span></text:p>
      <text:p text:style-name="P34"><text:tab/>--</text:p>
      <text:p text:style-name="P25"><text:span text:style-name="T12"><text:tab/>java.util.Collections.sort(rendezettCsapatok);<text:tab/></text:span><text:span text:style-name="T14">rendezi a listát</text:span></text:p>
      <text:p text:style-name="P25"><text:span text:style-name="T12"><text:s text:c="4"/><text:tab/>java.util.Collections.reverse(rendezettCsapatok);<text:tab/></text:span><text:span text:style-name="T14">megfordítja a listát</text:span></text:p>
      <text:p text:style-name="P25"><text:span text:style-name="T12"><text:tab/>public int compareTo(Csapat csapat) {...</text:span><text:span text:style-name="T14">}<text:tab/>megmondja hogy a csapat class-t hogyan lehet rendezni</text:span></text:p>
      <text:p text:style-name="P31"/>
      <text:p text:style-name="P25"><text:span text:style-name="T31">5.feladat</text:span><text:span text:style-name="T10"> Összefoglaló</text:span></text:p>
      <text:p text:style-name="P25"><text:span text:style-name="T10"><text:tab/></text:span><text:span text:style-name="T13">++</text:span></text:p>
      <text:p text:style-name="P29"/>
      <text:p text:style-name="P7">7.Hét</text:p>
      <text:p text:style-name="P26"><text:span text:style-name="T1">1.feladat</text:span><text:span text:style-name="T10"> FUTURE tevékenység editor</text:span></text:p>
      <text:p text:style-name="P26"><text:span text:style-name="T10"><text:tab/></text:span><text:span text:style-name="T15">+,pl. Dity/Debrecen helyett csak Debrecen</text:span></text:p>
      <text:p text:style-name="P32"/>
      <text:p text:style-name="P26"><text:span text:style-name="T34">2.feladat</text:span><text:span text:style-name="T10"> OOCWC Boost ASIO hálózatkezelése</text:span></text:p>
      <text:p text:style-name="P26"><text:span text:style-name="T10"><text:tab/></text:span><text:span text:style-name="T18">sscanf - </text:span><text:span text:style-name="T19">stringet feloszt részstringekre , </text:span><text:span text:style-name="T20">változókba eltárolja ezeket</text:span></text:p>
      <text:p text:style-name="P35"/>
      <text:p text:style-name="P26"><text:span text:style-name="T34">3.feladat</text:span><text:span text:style-name="T10"> SamuCam</text:span></text:p>
      <text:p text:style-name="P32"/>
      <text:p text:style-name="P26"><text:span text:style-name="T34">4.feladat</text:span><text:span text:style-name="T10"> BrainB</text:span></text:p>
      <text:p text:style-name="P26"><text:span text:style-name="T10"><text:tab/></text:span><text:span text:style-name="T17">event-responze</text:span></text:p>
      <text:p text:style-name="P26"><text:span text:style-name="T10"><text:tab/></text:span><text:span text:style-name="T17">callback helyett</text:span></text:p>
      <text:p text:style-name="P26"><text:span text:style-name="T10"><text:tab/></text:span><text:span text:style-name="T16">event -&gt; signal fgv-be beleírjuk az adatokat</text:span></text:p>
      <text:p text:style-name="P36"><text:tab/>connect-el a signal-ból átadjuk a slot fgv nek az adatokat</text:p>
      <text:p text:style-name="P36"><text:tab/>slot fgv csinálja a dolgát</text:p>
      <text:p text:style-name="P32"><text:soft-page-break/></text:p>
      <text:p text:style-name="P26"><text:span text:style-name="T34">5.feladat</text:span><text:span text:style-name="T10"> OSM térképre rajzolása</text:span></text:p>
      <text:p text:style-name="P26"><text:span text:style-name="T10"><text:tab/></text:span><text:span text:style-name="T15">+ </text:span><text:span text:style-name="T16">csillagokat rajzol: főépulet, ik, műszaki, nagytemplom, állomás</text:span></text:p>
      <text:p text:style-name="P30"/>
      <text:p text:style-name="P8"><text:span text:style-name="T36">8</text:span>.Hét</text:p>
      <text:p text:style-name="P27"><text:span text:style-name="T1">1.feladat</text:span><text:span text:style-name="T10"> Port scan</text:span></text:p>
      <text:p text:style-name="P27"><text:span text:style-name="T10"><text:tab/></text:span><text:span text:style-name="T21">a try ban lévő utasításokat megpróbálja végrehajtani</text:span></text:p>
      <text:p text:style-name="P27"><text:span text:style-name="T21"><text:tab/>ha nem sikerül akkor a catch (Exception e) </text:span><text:span text:style-name="T22">a hiba okát az e-ben eltárolja aztán</text:span></text:p>
      <text:p text:style-name="P37"><text:tab/>a saját {...} hajtja végre</text:p>
      <text:p text:style-name="P33"/>
      <text:p text:style-name="P27"><text:span text:style-name="T35">2.feladat</text:span><text:span text:style-name="T10"> AOP</text:span></text:p>
      <text:p text:style-name="P33"/>
      <text:p text:style-name="P27"><text:span text:style-name="T35">3.feladat</text:span><text:span text:style-name="T10"> Android Játék</text:span></text:p>
      <text:p text:style-name="P27"><text:span text:style-name="T10"><text:tab/></text:span><text:bookmark-start text:name="__DdeLink__1423_2128249582"/><text:span text:style-name="T23">youtube tutorial segitségével tic tac toe</text:span><text:bookmark-end text:name="__DdeLink__1423_2128249582"/></text:p>
      <text:p text:style-name="P33"/>
      <text:p text:style-name="P27"><text:span text:style-name="T35">4.feladat</text:span><text:span text:style-name="T10"> Junit teszt</text:span></text:p>
      <text:p text:style-name="P27"><text:span text:style-name="T10"><text:tab/></text:span><text:span text:style-name="T23">eclipse-ben</text:span></text:p>
      <text:p text:style-name="P27"><text:span text:style-name="T23"><text:tab/></text:span><text:span text:style-name="T24">udprog repo alapján</text:span></text:p>
      <text:p text:style-name="P33"/>
      <text:p text:style-name="P27"><text:span text:style-name="T35">5.feladat</text:span><text:span text:style-name="T10"> Összefoglaló</text:span></text:p>
      <text:p text:style-name="P33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37:12.072032577</meta:creation-date>
    <dc:date>2018-11-27T11:52:31.758033337</dc:date>
    <meta:editing-duration>PT2H43M5S</meta:editing-duration>
    <meta:editing-cycles>21</meta:editing-cycles>
    <meta:generator>LibreOffice/6.0.6.2$Linux_X86_64 LibreOffice_project/00m0$Build-2</meta:generator>
    <meta:document-statistic meta:table-count="1" meta:image-count="0" meta:object-count="0" meta:page-count="4" meta:paragraph-count="141" meta:word-count="539" meta:character-count="4032" meta:non-whitespace-character-count="3571"/>
  </office:meta>
</office:document-meta>
</file>